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17"/>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 \n \n \n \n \n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a lot of eggs! Careful not to get any on your face!</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 That's the rule, and it's NEVER not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 TODO: REMEMBER TO CHANGE THIS TO SOMETHING HILARIOUS IN FINAL RELEASE. DON'T NOT DO THAT.</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 What? Why are you yelling at me? Oh God I'm sorry please stop.</text:p>
          </table:table-cell>
          <table:table-cell table:style-name="ce12"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table:style-name="ce12" office:value-type="string">
            <text:p>Apricots have big pits so be careful not to fall into them.</text:p>
          </table:table-cell>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 Also, don't do an Image Search for that word.</text:p>
          </table:table-cell>
          <table:table-cell office:value-type="string">
            <text:p>Lotus flowers are very beautiful. Lotus fruits, however, are a common cause of trypophobia. Creepy stuff. Also, don't do an Image Search for that word.</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3"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3"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3"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3"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3"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3"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3"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3"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3"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3"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3"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3"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3"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3"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3"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3"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3"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3"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3"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3"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3"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3"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3"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3"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4"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4"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4"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4"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4"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4"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4"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5"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4"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4"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4"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4"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4"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4"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4"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4"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4"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4"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4"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4"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4"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2"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Color Shift</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ColorH</text:p>
          </table:table-cell>
          <table:table-cell/>
          <table:table-cell office:value-type="string">
            <text:p>opts</text:p>
          </table:table-cell>
          <table:table-cell table:style-name="ce4" office:value-type="string">
            <text:p>Palette Style</text:p>
          </table:table-cell>
          <table:table-cell table:style-name="ce1" table:number-columns-repeated="1019"/>
          <table:table-cell/>
        </table:table-row>
        <table:table-row table:style-name="ro1">
          <table:table-cell office:value-type="string">
            <text:p>opColor0</text:p>
          </table:table-cell>
          <table:table-cell/>
          <table:table-cell office:value-type="string">
            <text:p>opts</text:p>
          </table:table-cell>
          <table:table-cell table:style-name="ce4" office:value-type="string">
            <text:p>Monochrome</text:p>
          </table:table-cell>
          <table:table-cell table:style-name="ce1" table:number-columns-repeated="1019"/>
          <table:table-cell/>
        </table:table-row>
        <table:table-row table:style-name="ro1">
          <table:table-cell office:value-type="string">
            <text:p>opColor1</text:p>
          </table:table-cell>
          <table:table-cell/>
          <table:table-cell office:value-type="string">
            <text:p>opts</text:p>
          </table:table-cell>
          <table:table-cell table:style-name="ce4" office:value-type="string">
            <text:p>Pastel</text:p>
          </table:table-cell>
          <table:table-cell table:style-name="ce1" table:number-columns-repeated="1019"/>
          <table:table-cell/>
        </table:table-row>
        <table:table-row table:style-name="ro1">
          <table:table-cell office:value-type="string">
            <text:p>opColor2</text:p>
          </table:table-cell>
          <table:table-cell/>
          <table:table-cell office:value-type="string">
            <text:p>opts</text:p>
          </table:table-cell>
          <table:table-cell table:style-name="ce4" office:value-type="string">
            <text:p>Faded</text:p>
          </table:table-cell>
          <table:table-cell table:style-name="ce1" table:number-columns-repeated="1019"/>
          <table:table-cell/>
        </table:table-row>
        <table:table-row table:style-name="ro1">
          <table:table-cell office:value-type="string">
            <text:p>opColor3</text:p>
          </table:table-cell>
          <table:table-cell/>
          <table:table-cell office:value-type="string">
            <text:p>opts</text:p>
          </table:table-cell>
          <table:table-cell table:style-name="ce4" office:value-type="string">
            <text:p>Dark</text:p>
          </table:table-cell>
          <table:table-cell table:style-name="ce1" table:number-columns-repeated="1019"/>
          <table:table-cell/>
        </table:table-row>
        <table:table-row table:style-name="ro2">
          <table:table-cell office:value-type="string">
            <text:p>opColor4</text:p>
          </table:table-cell>
          <table:table-cell/>
          <table:table-cell office:value-type="string">
            <text:p>opts</text:p>
          </table:table-cell>
          <table:table-cell table:style-name="ce4" office:value-type="string">
            <text:p>Bright</text:p>
          </table:table-cell>
          <table:table-cell table:style-name="ce1" table:number-columns-repeated="1019"/>
          <table:table-cell/>
        </table:table-row>
        <table:table-row table:style-name="ro1">
          <table:table-cell office:value-type="string">
            <text:p>opMonoH</text:p>
          </table:table-cell>
          <table:table-cell/>
          <table:table-cell office:value-type="string">
            <text:p>opts</text:p>
          </table:table-cell>
          <table:table-cell table:style-name="ce4" office:value-type="string">
            <text:p>Color Tint</text:p>
          </table:table-cell>
          <table:table-cell table:style-name="ce1" table:number-columns-repeated="1019"/>
          <table:table-cell/>
        </table:table-row>
        <table:table-row table:style-name="ro1">
          <table:table-cell office:value-type="string">
            <text:p>opMono0</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Mono1</text:p>
          </table:table-cell>
          <table:table-cell/>
          <table:table-cell office:value-type="string">
            <text:p>opts</text:p>
          </table:table-cell>
          <table:table-cell table:style-name="ce4" office:value-type="string">
            <text:p>Gray</text:p>
          </table:table-cell>
          <table:table-cell table:style-name="ce1" table:number-columns-repeated="1019"/>
          <table:table-cell/>
        </table:table-row>
        <table:table-row table:style-name="ro1">
          <table:table-cell office:value-type="string">
            <text:p>opMono2</text:p>
          </table:table-cell>
          <table:table-cell/>
          <table:table-cell office:value-type="string">
            <text:p>opts</text:p>
          </table:table-cell>
          <table:table-cell table:style-name="ce4" office:value-type="string">
            <text:p>Sepia</text:p>
          </table:table-cell>
          <table:table-cell table:style-name="ce1" table:number-columns-repeated="1019"/>
          <table:table-cell/>
        </table:table-row>
        <table:table-row table:style-name="ro1">
          <table:table-cell office:value-type="string">
            <text:p>opMono3</text:p>
          </table:table-cell>
          <table:table-cell/>
          <table:table-cell office:value-type="string">
            <text:p>opts</text:p>
          </table:table-cell>
          <table:table-cell table:style-name="ce4" office:value-type="string">
            <text:p>Blue</text:p>
          </table:table-cell>
          <table:table-cell table:style-name="ce1" table:number-columns-repeated="1019"/>
          <table:table-cell/>
        </table:table-row>
        <table:table-row table:style-name="ro1">
          <table:table-cell office:value-type="string">
            <text:p>opMono4</text:p>
          </table:table-cell>
          <table:table-cell/>
          <table:table-cell office:value-type="string">
            <text:p>opts</text:p>
          </table:table-cell>
          <table:table-cell table:style-name="ce4" office:value-type="string">
            <text:p>Pink</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opFontSize</text:p>
          </table:table-cell>
          <table:table-cell/>
          <table:table-cell office:value-type="string">
            <text:p>opts</text:p>
          </table:table-cell>
          <table:table-cell table:style-name="ce4" office:value-type="string">
            <text:p>Font Size</text:p>
          </table:table-cell>
          <table:table-cell table:style-name="ce1" table:number-columns-repeated="1019"/>
          <table:table-cell/>
        </table:table-row>
        <table:table-row table:style-name="ro1">
          <table:table-cell office:value-type="string">
            <text:p>opFontSize1</text:p>
          </table:table-cell>
          <table:table-cell/>
          <table:table-cell office:value-type="string">
            <text:p>opts</text:p>
          </table:table-cell>
          <table:table-cell table:style-name="ce4" office:value-type="string">
            <text:p>Normal</text:p>
          </table:table-cell>
          <table:table-cell table:style-name="ce1" table:number-columns-repeated="1019"/>
          <table:table-cell/>
        </table:table-row>
        <table:table-row table:style-name="ro1">
          <table:table-cell office:value-type="string">
            <text:p>opFontSize2</text:p>
          </table:table-cell>
          <table:table-cell/>
          <table:table-cell office:value-type="string">
            <text:p>opts</text:p>
          </table:table-cell>
          <table:table-cell table:style-name="ce4" office:value-type="string">
            <text:p>A Bit Bigger</text:p>
          </table:table-cell>
          <table:table-cell table:style-name="ce1" table:number-columns-repeated="1019"/>
          <table:table-cell/>
        </table:table-row>
        <table:table-row table:style-name="ro1">
          <table:table-cell office:value-type="string">
            <text:p>opFontSize3</text:p>
          </table:table-cell>
          <table:table-cell/>
          <table:table-cell office:value-type="string">
            <text:p>opts</text:p>
          </table:table-cell>
          <table:table-cell table:style-name="ce4" office:value-type="string">
            <text:p>Even Bigger Still</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Deadzone</text:p>
          </table:table-cell>
          <table:table-cell/>
          <table:table-cell office:value-type="string">
            <text:p>opts</text:p>
          </table:table-cell>
          <table:table-cell office:value-type="string">
            <text:p>Analog Deadzone</text:p>
          </table:table-cell>
          <table:table-cell table:style-name="ce1" table:number-columns-repeated="1019"/>
          <table:table-cell/>
        </table:table-row>
        <table:table-row table:style-name="ro1">
          <table:table-cell office:value-type="string">
            <text:p>opAnalogDPad</text:p>
          </table:table-cell>
          <table:table-cell/>
          <table:table-cell office:value-type="string">
            <text:p>opts</text:p>
          </table:table-cell>
          <table:table-cell office:value-type="string">
            <text:p>Movement Controls</text:p>
          </table:table-cell>
          <table:table-cell table:style-name="ce1" table:number-columns-repeated="1019"/>
          <table:table-cell/>
        </table:table-row>
        <table:table-row table:style-name="ro1">
          <table:table-cell office:value-type="string">
            <text:p>opBoth</text:p>
          </table:table-cell>
          <table:table-cell/>
          <table:table-cell office:value-type="string">
            <text:p>opts</text:p>
          </table:table-cell>
          <table:table-cell office:value-type="string">
            <text:p>Analog Stick and D-Pad</text:p>
          </table:table-cell>
          <table:table-cell table:style-name="ce1" table:number-columns-repeated="1019"/>
          <table:table-cell/>
        </table:table-row>
        <table:table-row table:style-name="ro1">
          <table:table-cell office:value-type="string">
            <text:p>opBoth.i</text:p>
          </table:table-cell>
          <table:table-cell/>
          <table:table-cell office:value-type="string">
            <text:p>opts</text:p>
          </table:table-cell>
          <table:table-cell office:value-type="string">
            <text:p>Both the left analog stick and the directional pad control the player.</text:p>
          </table:table-cell>
          <table:table-cell table:style-name="ce1" table:number-columns-repeated="1019"/>
          <table:table-cell/>
        </table:table-row>
        <table:table-row table:style-name="ro1">
          <table:table-cell office:value-type="string">
            <text:p>opBelow</text:p>
          </table:table-cell>
          <table:table-cell/>
          <table:table-cell office:value-type="string">
            <text:p>opts</text:p>
          </table:table-cell>
          <table:table-cell office:value-type="string">
            <text:p>Specified Below</text:p>
          </table:table-cell>
          <table:table-cell table:style-name="ce1" table:number-columns-repeated="1019"/>
          <table:table-cell/>
        </table:table-row>
        <table:table-row table:style-name="ro1">
          <table:table-cell office:value-type="string">
            <text:p>opBelow.i</text:p>
          </table:table-cell>
          <table:table-cell/>
          <table:table-cell office:value-type="string">
            <text:p>opts</text:p>
          </table:table-cell>
          <table:table-cell office:value-type="string">
            <text:p>Choose your own controls for player movement.</text:p>
          </table:table-cell>
          <table:table-cell table:style-name="ce1" table:number-columns-repeated="1019"/>
          <table:table-cell/>
        </table:table-row>
        <table:table-row table:style-name="ro1">
          <table:table-cell office:value-type="string">
            <text:p>opBtnMove</text:p>
          </table:table-cell>
          <table:table-cell/>
          <table:table-cell office:value-type="string">
            <text:p>opts</text:p>
          </table:table-cell>
          <table:table-cell office:value-type="string">
            <text:p>Movement</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office:value-type="string">
            <text:p>nowLoading</text:p>
          </table:table-cell>
          <table:table-cell/>
          <table:table-cell office:value-type="string">
            <text:p>opts</text:p>
          </table:table-cell>
          <table:table-cell office:value-type="string">
            <text:p>Now Lord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6"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0</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Mush1</text:p>
          </table:table-cell>
          <table:table-cell/>
          <table:table-cell office:value-type="string">
            <text:p>map</text:p>
          </table:table-cell>
          <table:table-cell office:value-type="string">
            <text:p>You got one (1) mushroom! You can plant it on a mushroom log during battles once you get one!</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 My game has been autosaved, and can be loaded from the "Autosave" slot on the Continue Scree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Eee?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Eee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is pig has a fucking gun tied to its back.</text:p>
          </table:table-cell>
          <table:table-cell office:value-type="string">
            <text:p>This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 Your game has been autosaved!</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 Your game has been autosaved, for your convenience.</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7"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7"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8"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8"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8"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8"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8"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8"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8"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8"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8"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8"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8"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8"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8"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8" office:value-type="string">
            <text:p>Phone: Hell yeah!</text:p>
          </table:table-cell>
          <table:table-cell table:style-name="ce18"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8"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8"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8" office:value-type="string">
            <text:p>???: God I'm SO SICK of this food2 crap. I was SO HUNGRY FOR REAL FOOD.</text:p>
          </table:table-cell>
          <table:table-cell table:style-name="ce18"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8" office:value-type="string">
            <text:p>???: Meats, breads, curries, pastas, fruits, hell, even VEGETABLES. I just want some REAL DAMN FOOD.</text:p>
          </table:table-cell>
          <table:table-cell table:style-name="ce18"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8"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8"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8"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8"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8"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 Your game has been autosaved, and can be loaded from the "Autosave" slot on the Continue Screen!</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 Yer game has been otto-saved!</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 My game has been autosaved.</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6"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6"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infoGoodTech</text:p>
          </table:table-cell>
          <table:table-cell/>
          <table:table-cell office:value-type="string">
            <text:p>opts</text:p>
          </table:table-cell>
          <table:table-cell office:value-type="string">
            <text:p>You'd prefer to avoid violence, and you are willing to use technology to help people.</text:p>
          </table:table-cell>
          <table:table-cell table:number-columns-repeated="1020"/>
        </table:table-row>
        <table:table-row table:style-name="ro1">
          <table:table-cell office:value-type="string">
            <text:p>infoBadTech</text:p>
          </table:table-cell>
          <table:table-cell/>
          <table:table-cell office:value-type="string">
            <text:p>opts</text:p>
          </table:table-cell>
          <table:table-cell office:value-type="string">
            <text:p>You're not afraid to use violence, and you are willing to use technology to help people.</text:p>
          </table:table-cell>
          <table:table-cell table:number-columns-repeated="1020"/>
        </table:table-row>
        <table:table-row table:style-name="ro1">
          <table:table-cell office:value-type="string">
            <text:p>infoGoodNature</text:p>
          </table:table-cell>
          <table:table-cell/>
          <table:table-cell office:value-type="string">
            <text:p>opts</text:p>
          </table:table-cell>
          <table:table-cell office:value-type="string">
            <text:p>You'd prefer to avoid violence, and you want to help people using all-natural methods.</text:p>
          </table:table-cell>
          <table:table-cell table:number-columns-repeated="1020"/>
        </table:table-row>
        <table:table-row table:style-name="ro1">
          <table:table-cell office:value-type="string">
            <text:p>infoBadNature</text:p>
          </table:table-cell>
          <table:table-cell/>
          <table:table-cell office:value-type="string">
            <text:p>opts</text:p>
          </table:table-cell>
          <table:table-cell office:value-type="string">
            <text:p>You're not afraid to use violence, and you want to help people using all-natural methods.</text:p>
          </table:table-cell>
          <table:table-cell table:number-columns-repeated="1020"/>
        </table:table-row>
        <table:table-row table:style-name="ro1">
          <table:table-cell office:value-type="string">
            <text:p>qi.bpermit0</text:p>
          </table:table-cell>
          <table:table-cell/>
          <table:table-cell office:value-type="string">
            <text:p>opts</text:p>
          </table:table-cell>
          <table:table-cell office:value-type="string">
            <text:p>Lake Fairy Note</text:p>
          </table:table-cell>
          <table:table-cell table:number-columns-repeated="1020"/>
        </table:table-row>
        <table:table-row table:style-name="ro1">
          <table:table-cell office:value-type="string">
            <text:p>qi.bpermit0Info</text:p>
          </table:table-cell>
          <table:table-cell/>
          <table:table-cell office:value-type="string">
            <text:p>opts</text:p>
          </table:table-cell>
          <table:table-cell office:value-type="string">
            <text:p>All it says is "fuck you."</text:p>
          </table:table-cell>
          <table:table-cell office:value-type="string">
            <text:p>All it says is "you're no good."</text:p>
          </table:table-cell>
          <table:table-cell table:number-columns-repeated="1019"/>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goldmushroomInfo</text:p>
          </table:table-cell>
          <table:table-cell/>
          <table:table-cell office:value-type="string">
            <text:p>opts</text:p>
          </table:table-cell>
          <table:table-cell office:value-type="string">
            <text:p>A golden mushroom from the forest. Someone in town was looking for this.</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milkInfo</text:p>
          </table:table-cell>
          <table:table-cell/>
          <table:table-cell office:value-type="string">
            <text:p>opts</text:p>
          </table:table-cell>
          <table:table-cell office:value-type="string">
            <text:p>A carton of milk. That weird guy in the water under the bridge might want this.</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seamonkkeyInfo</text:p>
          </table:table-cell>
          <table:table-cell/>
          <table:table-cell office:value-type="string">
            <text:p>opts</text:p>
          </table:table-cell>
          <table:table-cell office:value-type="string">
            <text:p>This key should open the Sea Monk's treasure chest somewhere under the bridge.</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heartInfo</text:p>
          </table:table-cell>
          <table:table-cell/>
          <table:table-cell office:value-type="string">
            <text:p>opts</text:p>
          </table:table-cell>
          <table:table-cell office:value-type="string">
            <text:p>The heart of a sea monster, valued by gullible people due to its supposed healing properties.</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monstereggInfo</text:p>
          </table:table-cell>
          <table:table-cell/>
          <table:table-cell office:value-type="string">
            <text:p>opts</text:p>
          </table:table-cell>
          <table:table-cell office:value-type="string">
            <text:p>The egg of a sea monster, which can make a baby sea monster or a gross omelette.</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tireInfo</text:p>
          </table:table-cell>
          <table:table-cell/>
          <table:table-cell office:value-type="string">
            <text:p>opts</text:p>
          </table:table-cell>
          <table:table-cell office:value-type="string">
            <text:p>A tire that you can repair your truck with.</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bpermit1Info</text:p>
          </table:table-cell>
          <table:table-cell/>
          <table:table-cell office:value-type="string">
            <text:p>opts</text:p>
          </table:table-cell>
          <table:table-cell office:value-type="string">
            <text:p>Catalina in South Las Abejas will be looking for this.</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food2keycardInfo</text:p>
          </table:table-cell>
          <table:table-cell/>
          <table:table-cell office:value-type="string">
            <text:p>opts</text:p>
          </table:table-cell>
          <table:table-cell office:value-type="string">
            <text:p>This will grant you access to the Food2 headquarters in Central Las Abejas.</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qi.smartphoneInfo</text:p>
          </table:table-cell>
          <table:table-cell/>
          <table:table-cell office:value-type="string">
            <text:p>opts</text:p>
          </table:table-cell>
          <table:table-cell office:value-type="string">
            <text:p>A cell phone. You're not sure how it found its way into your pocket. Has no games; worthless.</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Go back to the previous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Crops planted on this will take less damage from standard and elemental attacks. The soil itself is also more resistant to the elements.</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ast Saved: {lastSave} \n Location: {location}</text:p>
          </table:table-cell>
          <table:table-cell table:number-columns-repeated="1020"/>
        </table:table-row>
        <table:table-row table:style-name="ro1">
          <table:table-cell office:value-type="string">
            <text:p>lastSaveJustNow</text:p>
          </table:table-cell>
          <table:table-cell/>
          <table:table-cell office:value-type="string">
            <text:p>opts</text:p>
          </table:table-cell>
          <table:table-cell office:value-type="string">
            <text:p>Just Now</text:p>
          </table:table-cell>
          <table:table-cell table:number-columns-repeated="1020"/>
        </table:table-row>
        <table:table-row table:style-name="ro1">
          <table:table-cell office:value-type="string">
            <text:p>lastSaveMinutes</text:p>
          </table:table-cell>
          <table:table-cell/>
          <table:table-cell office:value-type="string">
            <text:p>opts</text:p>
          </table:table-cell>
          <table:table-cell office:value-type="string">
            <text:p>{0} Minute{s} Ago</text:p>
          </table:table-cell>
          <table:table-cell table:number-columns-repeated="1020"/>
        </table:table-row>
        <table:table-row table:style-name="ro1">
          <table:table-cell office:value-type="string">
            <text:p>lastSaveHours</text:p>
          </table:table-cell>
          <table:table-cell/>
          <table:table-cell office:value-type="string">
            <text:p>opts</text:p>
          </table:table-cell>
          <table:table-cell office:value-type="string">
            <text:p>{0} Hour{s} Ago</text:p>
          </table:table-cell>
          <table:table-cell table:number-columns-repeated="1020"/>
        </table:table-row>
        <table:table-row table:style-name="ro1">
          <table:table-cell office:value-type="string">
            <text:p>lastSaveMonths</text:p>
          </table:table-cell>
          <table:table-cell/>
          <table:table-cell office:value-type="string">
            <text:p>opts</text:p>
          </table:table-cell>
          <table:table-cell office:value-type="string">
            <text:p>JAN,FEB,MAR,APR,MAY,JUN,JUL,AUG,SEP,OCT,NOV,DEC</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office:value-type="string">
            <text:p>incompatibleSave</text:p>
          </table:table-cell>
          <table:table-cell/>
          <table:table-cell office:value-type="string">
            <text:p>opts</text:p>
          </table:table-cell>
          <table:table-cell table:style-name="ce4" office:value-type="string">
            <text:p>This Save is incompatible with this version of the gam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locked</text:p>
          </table:table-cell>
          <table:table-cell/>
          <table:table-cell office:value-type="string">
            <text:p>adesc</text:p>
          </table:table-cell>
          <table:table-cell office:value-type="string">
            <text:p>The description for this achievement is hidden until you complete i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Eee</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Eee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Eee?</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Eee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Eee: EEEEEEE, EEEEE!!! EEEE! EEEEEEE!!!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Eee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wk</text:p>
          </table:table-cell>
          <table:table-cell/>
          <table:table-cell office:value-type="string">
            <text:p>cname</text:p>
          </table:table-cell>
          <table:table-cell office:value-type="string">
            <text:p>Andrew W.K.</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am</text:p>
          </table:table-cell>
          <table:table-cell/>
          <table:table-cell office:value-type="string">
            <text:p>crole</text:p>
          </table:table-cell>
          <table:table-cell office:value-type="string">
            <text:p>ACCESSIBILITY MISTRESS</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n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enjoy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4"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4"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4"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4"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5"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4"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4"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4"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 My game was still autosaved though.</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11">09/11/2019</text:date>, <text:time>18:54: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9-11T18:54:46.55</dc:date>
    <meta:editing-duration>P144DT14H45M55S</meta:editing-duration>
    <meta:editing-cycles>1589</meta:editing-cycles>
    <dc:creator>Seab Dinch</dc:creator>
    <meta:document-statistic meta:table-count="1" meta:cell-count="7572" meta:object-count="0"/>
  </office:meta>
</office:document-meta>
</file>